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16b" officeooo:paragraph-rsid="0007616b"/>
    </style:style>
    <style:style style:name="P2" style:family="paragraph" style:parent-style-name="Standard">
      <style:text-properties officeooo:rsid="0007d8e4" officeooo:paragraph-rsid="0007d8e4"/>
    </style:style>
    <style:style style:name="P3" style:family="paragraph" style:parent-style-name="Standard">
      <style:text-properties officeooo:rsid="00088947" officeooo:paragraph-rsid="00088947"/>
    </style:style>
    <style:style style:name="P4" style:family="paragraph" style:parent-style-name="Standard">
      <style:text-properties officeooo:rsid="0009a40f" officeooo:paragraph-rsid="0009a40f"/>
    </style:style>
    <style:style style:name="P5" style:family="paragraph" style:parent-style-name="Standard">
      <style:text-properties officeooo:rsid="000a7c9f" officeooo:paragraph-rsid="000a7c9f"/>
    </style:style>
    <style:style style:name="P6" style:family="paragraph" style:parent-style-name="Standard">
      <style:text-properties officeooo:rsid="000a9e04" officeooo:paragraph-rsid="000a9e04"/>
    </style:style>
    <style:style style:name="P7" style:family="paragraph" style:parent-style-name="Standard">
      <style:text-properties officeooo:rsid="000d9012" officeooo:paragraph-rsid="000d9012"/>
    </style:style>
    <style:style style:name="P8" style:family="paragraph" style:parent-style-name="Standard">
      <style:text-properties officeooo:rsid="00170cf3" officeooo:paragraph-rsid="00170cf3"/>
    </style:style>
    <style:style style:name="P9" style:family="paragraph" style:parent-style-name="Standard">
      <style:text-properties officeooo:rsid="00187e0b" officeooo:paragraph-rsid="00187e0b"/>
    </style:style>
    <style:style style:name="P10" style:family="paragraph" style:parent-style-name="Standard">
      <style:text-properties officeooo:rsid="00197a7b" officeooo:paragraph-rsid="00197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nly 2 columns with missing values! In other columns, -1 could be “missing” too. </text:p>
      <text:p text:style-name="P1">-2,-3,-4</text:p>
      <text:p text:style-name="P1">Correlation between 0s, -1, -2,</text:p>
      <text:p text:style-name="P1">[-x on time, x months in advance]</text:p>
      <text:p text:style-name="P1">Age, Sex</text:p>
      <text:p text:style-name="P2">1 data frame column = series (not array!)</text:p>
      <text:p text:style-name="P2">Some functions are just available on series / dataframes</text:p>
      <text:p text:style-name="P1">defaultdict</text:p>
      <text:p text:style-name="P2">NB: Process missing values before applying DM algos [only apply alg. To a sub-population OR replace with a different value]</text:p>
      <text:p text:style-name="P2"/>
      <text:p text:style-name="P3">#IF TOO MANY MISSING VALUES, remove attribute directly</text:p>
      <text:p text:style-name="P3">#continuous values --&gt; mean (could change the variables’ distribution)</text:p>
      <text:p text:style-name="P3">#categorial --&gt; most frequent (mode)</text:p>
      <text:p text:style-name="P3"/>
      <text:p text:style-name="P4">histogram = discretization of a continuous variable, via BINS. </text:p>
      <text:p text:style-name="P4">[Used for continuous variables]</text:p>
      <text:p text:style-name="P4">Bar plot = counter of the different classes in each attribute</text:p>
      <text:p text:style-name="P4">[Used for discrete variables]</text:p>
      <text:p text:style-name="P4"/>
      <text:p text:style-name="P4">Crosstab <text:s/>[Discrete values]: </text:p>
      <text:p text:style-name="P4"/>
      <text:p text:style-name="P4">[0-1] </text:p>
      <text:p text:style-name="P4"/>
      <text:p text:style-name="P4">Survival rate = credit default</text:p>
      <text:p text:style-name="P4">Passenger class = sex / education </text:p>
      <text:p text:style-name="P4"/>
      <text:p text:style-name="P4">→ Discretize the value</text:p>
      <text:p text:style-name="P4"/>
      <text:p text:style-name="P5">MISSING VALUE: </text:p>
      <text:p text:style-name="P5">Mean → Get rid of the “behavioural properties”</text:p>
      <text:p text:style-name="P5">→ Use a “supervised” mean!</text:p>
      <text:p text:style-name="P5">Group by! [Use the attribute classes the data point belongs to]</text:p>
      <text:p text:style-name="P5"/>
      <text:p text:style-name="P5">HISTOGRAMS! for density [continuous – discrete]</text:p>
      <text:p text:style-name="P5"/>
      <text:p text:style-name="P6">INITIAL STATISTICS</text:p>
      <text:p text:style-name="P6">MISSING VALUES</text:p>
      <text:p text:style-name="P6">CORRELATIONS (VARIABLES) wrt. Target variable</text:p>
      <text:p text:style-name="P6">DISTRIBUTIONS wrt. Target variable</text:p>
      <text:p text:style-name="P6"/>
      <text:p text:style-name="P6">Feel free to manipulate data to make use of certain tools</text:p>
      <text:p text:style-name="P6"/>
      <text:p text:style-name="P7">#bins = 10 / formulas</text:p>
      <text:p text:style-name="P7"/>
      <text:p text:style-name="P7">TIP FOR GOOD DATA VISUALIZATION: It needs to be useful!</text:p>
      <text:p text:style-name="P8">(what communicates best what you want to say)</text:p>
      <text:p text:style-name="P9">OUTLIERS: not just WRONG, but they still shouldn’t be removed. </text:p>
      <text:p text:style-name="P9">[Just remove what is wrong, in general!!]</text:p>
      <text:p text:style-name="P9">Clustering: remove non-wrong data too, to prevent them from skewing the experiment. Eventually need to consider them too. </text:p>
      <text:p text:style-name="P9"><text:soft-page-break/>Ex: OLD people. Still no need to remove them! [underneath 5% - over 95% percentile]</text:p>
      <text:p text:style-name="P9"/>
      <text:p text:style-name="P9"/>
      <text:p text:style-name="P9">IQRnp.percentile(column_name</text:p>
      <text:p text:style-name="P9"/>
      <text:p text:style-name="P10">CLUSTERING: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4:07:47.478594074</meta:creation-date>
    <dc:date>2018-10-08T18:46:08.432458365</dc:date>
    <meta:editing-duration>PT1H7M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68" meta:character-count="1692" meta:non-whitespace-character-count="1455"/>
  </office:meta>
</office:document-meta>
</file>